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9" style:family="paragraph" style:parent-style-name="Standard">
      <style:text-properties fo:color="#000000"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1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2" style:family="paragraph" style:parent-style-name="Text_20_body">
      <style:text-properties style:font-name="Times New Roman"/>
    </style:style>
    <style:style style:name="P23" style:family="paragraph" style:parent-style-name="Text_20_body">
      <style:paragraph-properties fo:text-align="center" style:justify-single-word="false"/>
      <style:text-properties style:font-name="Times New Roman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29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0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1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33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42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3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6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4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1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2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53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5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62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3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>
      <style:text-properties style:font-name="Times New Roman" fo:font-size="10pt" style:font-size-asian="10pt" style:font-size-complex="10pt"/>
    </style:style>
    <style:style style:name="P67" style:family="paragraph" style:parent-style-name="Standard">
      <style:paragraph-properties fo:margin-left="0.7398in" fo:margin-right="0in" fo:text-indent="0in" style:auto-text-indent="false"/>
      <style:text-properties style:font-name="Times New Roman"/>
    </style:style>
    <style:style style:name="P68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9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1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5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80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2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83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8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8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87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88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" style:font-size-asian="10pt" style:font-name-complex="Verdana" style:font-size-complex="10pt"/>
    </style:style>
    <style:style style:name="P89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0" style:family="paragraph" style:parent-style-name="Text_20_body" style:list-style-name="WW8Num7">
      <style:paragraph-properties fo:margin-left="0in" fo:margin-right="0in" fo:text-indent="0in" style:auto-text-indent="false"/>
    </style:style>
    <style:style style:name="P91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2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3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94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9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96" style:family="paragraph" style:parent-style-name="Heading_20_1">
      <style:text-properties style:font-name="Times New Roman"/>
    </style:style>
    <style:style style:name="P97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8" style:family="paragraph" style:parent-style-name="Heading_20_2">
      <style:text-properties fo:color="#000000" style:font-name="Times New Roman"/>
    </style:style>
    <style:style style:name="P99" style:family="paragraph" style:parent-style-name="Heading_20_2">
      <style:text-properties style:font-name="Times New Roman"/>
    </style:style>
    <style:style style:name="P100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101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11" style:family="text">
      <style:text-properties style:font-name="Times New Roman" fo:font-size="10pt" fo:language="pt" fo:country="BR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-asian="Tahoma3" style:font-name-complex="Tahoma3"/>
    </style:style>
    <style:style style:name="T14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/>
    </style:style>
    <style:style style:name="T17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8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9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0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size-asian="10pt" style:font-size-complex="10pt"/>
    </style:style>
    <style:style style:name="T2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name-asian="Tahoma3" style:font-weight-asian="normal" style:font-name-complex="Tahoma3" style:font-weight-complex="normal"/>
    </style:style>
    <style:style style:name="T26" style:family="text">
      <style:text-properties style:font-name-asian="OpenSymbol" style:font-name-complex="OpenSymbo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language-complex="ar" style:country-complex="SA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weight="normal" style:font-weight-asian="normal" style:font-weight-complex="normal"/>
    </style:style>
    <style:style style:name="T33" style:family="text">
      <style:text-properties style:text-line-through-style="none" style:text-underline-style="none" style:font-name-asian="Wingdings 2" style:font-name-complex="Wingdings 2"/>
    </style:style>
    <style:style style:name="T34" style:family="text">
      <style:text-properties style:text-line-through-style="none" style:text-underline-style="none" style:font-name-asian="Verdana1" style:font-name-complex="Verdana1"/>
    </style:style>
    <style:style style:name="T35" style:family="text">
      <style:text-properties style:text-line-through-style="none" style:text-underline-style="solid" style:text-underline-width="auto" style:text-underline-color="font-color" style:font-name-asian="Verdana1" style:font-name-complex="Verdana1"/>
    </style:style>
    <style:style style:name="T36" style:family="text">
      <style:text-properties style:text-line-through-style="none" style:font-name="Times New Roman" style:text-underline-style="none" style:font-name-asian="Verdana1" style:font-name-complex="Verdana1"/>
    </style:style>
    <style:style style:name="T37" style:family="text">
      <style:text-properties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Memória Virtual<text:line-break/>Caso de Uso: Editar Bem Patrimonial</text:p>
      <text:p text:style-name="P23"/>
      <text:h text:style-name="P96" text:outline-level="1">Breve Descrição</text:h>
      <text:p text:style-name="P22">Este caso de uso permite a alteração de informações sobre um bem patrimonial no sistema. Bens modificados devem ser alterados no banco de dados do sistema e à eles <text:s/>associados os usuários que fizeram a modificação. </text:p>
      <text:h text:style-name="P96" text:outline-level="1">Breve Descrição dos Atores</text:h>
      <text:h text:style-name="P98" text:outline-level="2" text:is-list-header="true"><text:span text:style-name="T24">Catalogador</text:span> – C<text:span text:style-name="T24">adastra, Edita e Exclui bens patrimoniais do sistema</text:span></text:h>
      <text:h text:style-name="P96" text:outline-level="1">Pré-condições</text:h>
      <text:p text:style-name="P22">O usuário estar logado no sistema</text:p>
      <text:h text:style-name="P96" text:outline-level="1">Fluxo Básico de eventos</text:h>
      <text:list xml:id="list1323104510" text:style-name="WW8Num7">
        <text:list-header>
          <text:p text:style-name="P82"/>
          <text:p text:style-name="P90"><text:span text:style-name="T3">1. O caso de uso começa quando o catalogador </text:span><text:span text:style-name="T5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83"><text:s text:c="2"/><text:span text:style-name="T31">- campo para inserir “Título do Bem Patrimonial” ou “Número de Registro” para buscar o Bem Patrimonial que se deseja editar. </text:span></text:p>
                  <text:p text:style-name="P83"><text:span text:style-name="T3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85">- opção “Confirmar” para confirmar Título ou Número de Registro fornecido;</text:p>
              <text:p text:style-name="P89"><text:span text:style-name="Fonte_20_parág._20_padrão"><text:span text:style-name="T10">- </text:span></text:span><text:span text:style-name="Fonte_20_parág._20_padrão"><text:span text:style-name="T11">opção</text:span></text:span><text:span text:style-name="Fonte_20_parág._20_padrão"><text:span text:style-name="T10"> </text:span></text:span><text:span text:style-name="Fonte_20_parág._20_padrão"><text:span text:style-name="T11">“Cancelar” para sair da opção de edição de dados;</text:span></text:span></text:p>
              <text:p text:style-name="P86">2. O Catalogador digita o título do Bem Patrimonial a ser editado ou o escolhe na lista apresentada e seleciona a opção “Confirma”;</text:p>
              <text:list>
                <text:list-header>
                  <text:p text:style-name="P84"><text:span text:style-name="T31">3. O sistema dá continuidade ao processo de edição exibindo uma tela contendo </text:span><text:span text:style-name="T32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87">Obs. Todos os campos aos quais a lista abaixo refere-se, aparecem preenchidos conforme informações atuais registradas no sistema e devem estar liberados para edição; </text:p>
          <text:p text:style-name="P88">- Informações Gerais do Bem Patrimonial</text:p>
          <text:p text:style-name="P91">- Autoria</text:p>
          <text:p text:style-name="P93"><text:span text:style-name="T6">-</text:span><text:span text:style-name="T6"> </text:span><text:span text:style-name="T6">Produção</text:span></text:p>
          <text:p text:style-name="P91">- Descrição</text:p>
          <text:p text:style-name="P92">- Audiovisual</text:p>
          <text:p text:style-name="P93"><text:span text:style-name="T6">- Diagnóstico e</text:span><text:span text:style-name="T6"> </text:span><text:span text:style-name="T6">Intervenção</text:span></text:p>
          <text:p text:style-name="P94"><text:span text:style-name="T6">-</text:span><text:span text:style-name="T17"> Condições de disponibilidade, uso e proteção</text:span></text:p>
          <text:p text:style-name="P92"><text:soft-page-break/>- Histórico da Procedência</text:p>
          <text:p text:style-name="P92">- Assunto e Descritores</text:p>
          <text:p text:style-name="P92">- Fonte de Informação</text:p>
          <text:p text:style-name="P92">- Responsável pela Pesquisa</text:p>
          <text:p text:style-name="P92">- Relacionar com Bens Patrimoniais Existentes</text:p>
          <text:p text:style-name="P90"><text:span text:style-name="T1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8">Seção I</text:span><text:span text:style-name="T17"> deste documento.</text:span></text:p>
          <text:p text:style-name="P90"><text:span text:style-name="T17">A opção de Relacionar com Bens Patrimoniais Existentes deve ser do tipo “checkbox” e é tratada no Fluxo alternativo 3.</text:span></text:p>
          <text:p text:style-name="P90"><text:span text:style-name="T3">4. Após alterar todos </text:span><text:span text:style-name="T9">os dados desejados, o usuário confirma a operação, selecionando a opção “Salvar”.</text:span></text:p>
          <text:p text:style-name="P90"><text:span text:style-name="T3">5. O Sistema valida a alteração e exibe mensagem </text:span><text:span text:style-name="T9">“Bem Patrimonial modificado com sucesso”, Associando o usuário que fez a modificação;</text:span></text:p>
          <text:p text:style-name="P82">6. O caso de uso termina.</text:p>
          <text:p text:style-name="P82"/>
        </text:list-header>
      </text:list>
      <text:h text:style-name="P96" text:outline-level="1">Fluxos Alternativos</text:h>
      <text:h text:style-name="P100" text:outline-level="2" text:is-list-header="true">Fluxo Alternativo 1</text:h>
      <text:p text:style-name="P25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26"/>
      <text:list xml:id="list528615652" text:style-name="L1">
        <text:list-item>
          <text:list>
            <text:list-header>
              <text:h text:style-name="P101" text:outline-level="2">Fluxo Alternativo 2</text:h>
            </text:list-header>
          </text:list>
        </text:list-item>
      </text:list>
      <text:p text:style-name="P24"><text:span text:style-name="T20">Se no passo 4 do Fluxo Básico o catalogador clica em "Salvar” sem que os campos obrigatórios estejam preenchidos</text:span><text:span text:style-name="Fonte_20_parág._20_padrão"><text:span text:style-name="T21">, então:</text:span></text:span></text:p>
      <text:p text:style-name="P24"><text:span text:style-name="Fonte_20_parág._20_padrão"><text:span text:style-name="T21"/></text:span></text:p>
      <text:p text:style-name="P50"><text:s/>1. <text:s/>O sistema exibe a mensagem:</text:p>
      <text:p text:style-name="P51">a. “O campo &lt;nome do campo&gt; não foi preenchido”;</text:p>
      <text:list xml:id="list8246841061" text:style-name="L2">
        <text:list-item>
          <text:p text:style-name="P68">O caso de uso retorna ao passo 3 do fluxo básico.</text:p>
        </text:list-item>
      </text:list>
      <text:p text:style-name="P67"/>
      <text:p text:style-name="P80">Fluxo Alternativo 3</text:p>
      <text:p text:style-name="P28"><text:tab/><text:span text:style-name="T22">Caso, no Fluxo Básico, o usuário selecione “ </text:span><text:span text:style-name="T23">Relacionar com Bem Patrimonial existente” o sistema deve exibir:</text:span></text:p>
      <text:p text:style-name="P81"><text:tab/><text:tab/>- campo título: <text:s/>Campo em ordem alfabética, auto-completável, com a lista de possíveis sugestões para o título que está sendo inserido.</text:p>
      <text:p text:style-name="P81"><text:tab/><text:tab/>- opção para relacionar o Bem Patrimonial com outros Bens: Esta opção pode ser selecionada quantas vezes for necessária, e, a cada vez, adicionando um novo campo título.</text:p>
      <text:p text:style-name="P81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p text:style-name="P81"><text:tab/><text:tab/>- opção “Salvar” para salvar as alterações realizadas.</text:p>
      <text:h text:style-name="P96" text:outline-level="1">Pós-condições</text:h>
      <text:list xml:id="list17622593271" text:style-name="L3">
        <text:list-item>
          <text:list>
            <text:list-item>
              <text:p text:style-name="P52">Fluxo Básico: Um Bem Patrimonial é alterado no banco de dados do sistema.</text:p>
            </text:list-item>
            <text:list-item>
              <text:p text:style-name="P52">Fluxo Alternativo 1: Não há mudanças no banco de dados do sistema.</text:p>
            </text:list-item>
            <text:list-item>
              <text:p text:style-name="P52"><text:soft-page-break/>Fluxo Alternativo 2: A alteração do bem patrimonial está pendente.</text:p>
            </text:list-item>
            <text:list-item>
              <text:p text:style-name="P52">Fluxo Alternativo 3: Um Bem Patrimonial é alterado no banco de dados do sistema.</text:p>
            </text:list-item>
          </text:list>
        </text:list-item>
      </text:list>
      <text:h text:style-name="P99" text:outline-level="2" text:is-list-header="true"/>
      <text:h text:style-name="P97" text:outline-level="1" text:is-list-header="true">Seção I</text:h>
      <text:p text:style-name="P28"/>
      <text:p text:style-name="P5"><text:span text:style-name="T13">E</text:span><text:span text:style-name="T14">sta seção contém atributos componentes do Padrão de Descrição da Informação </text:span><text:span text:style-name="T25">referente à estrutura da base de dados do Sistema Memória Virtual.</text:span></text:p>
      <text:p text:style-name="P6"/>
      <text:list xml:id="list13068892921" text:style-name="L4">
        <text:list-item>
          <text:p text:style-name="P53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34232863" text:continue-numbering="true" text:style-name="L4">
        <text:list-item>
          <text:list>
            <text:list-header>
              <text:p text:style-name="P53">1.2<text:tab/>Natureza do Bem Patrimonial</text:p>
              <text:list>
                <text:list-header>
                  <text:p text:style-name="P54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3"><text:span text:style-name="T26"><text:tab/></text:span>Arqueologico</text:p>
      <text:p text:style-name="P14"><text:span text:style-name="T26"><text:tab/></text:span>Arquivístico</text:p>
      <text:p text:style-name="P14"><text:tab/>Audiovisual</text:p>
      <text:p text:style-name="P14"><text:span text:style-name="T26"><text:tab/></text:span><text:span text:style-name="T24">Bibliográfico</text:span></text:p>
      <text:p text:style-name="P12"><text:tab/>Edificado </text:p>
      <text:p text:style-name="P14"><text:span text:style-name="T26"><text:tab/></text:span>Móvel E Integrado</text:p>
      <text:p text:style-name="P17"><text:tab/>Paisagístico</text:p>
      <text:p text:style-name="P14"/>
      <text:list xml:id="list967171939" text:continue-numbering="true" text:style-name="L4">
        <text:list-item>
          <text:list>
            <text:list-header>
              <text:p text:style-name="P53">1.3<text:tab/>Tipo do Bem Patrimonial</text:p>
              <text:list>
                <text:list-item>
                  <text:list>
                    <text:list-header>
                      <text:p text:style-name="P53">Constituído por lista em ordem alfabética auto-completável, com as opções listadas na Natureza do Bem Patrimonial e opção e campo para “Outros”.</text:p>
                      <text:p text:style-name="P53"/>
                    </text:list-header>
                  </text:list>
                </text:list-item>
              </text:list>
              <text:p text:style-name="P53">1.4<text:tab/>Número de Registro</text:p>
              <text:list>
                <text:list-item>
                  <text:list>
                    <text:list-header>
                      <text:p text:style-name="P53">O sistema deverá gerar um número de registro com uma combinação de letras e números, conforme o tipo do Bem Patrimonial e à Instituição a que pertence.</text:p>
                      <text:p text:style-name="P53"/>
                    </text:list-header>
                  </text:list>
                </text:list-item>
              </text:list>
              <text:p text:style-name="P53">1.5<text:tab/>Título</text:p>
              <text:list>
                <text:list-item>
                  <text:list>
                    <text:list-header>
                      <text:p text:style-name="P53">- Campo Editável para o título</text:p>
                      <text:p text:style-name="P53">- Campo Tipo do título, como lista em ordem alfabética auto-completável com as seguintes opções:</text:p>
                      <text:list>
                        <text:list-header>
                          <text:p text:style-name="P56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5"><text:span text:style-name="T26"><text:tab/><text:tab/><text:tab/></text:span>Equivalente</text:p>
      <text:p text:style-name="P15"><text:span text:style-name="T26"><text:tab/><text:tab/><text:tab/></text:span>Atribuído</text:p>
      <text:p text:style-name="P15"><text:span text:style-name="T26"><text:tab/><text:tab/><text:tab/></text:span>Sub-titulo</text:p>
      <text:p text:style-name="P15"><text:span text:style-name="T26"><text:tab/><text:tab/><text:tab/></text:span>Titulo anterior</text:p>
      <text:p text:style-name="P15"><text:span text:style-name="T26"><text:tab/><text:tab/><text:tab/></text:span>Titulo posterior</text:p>
      <text:p text:style-name="P15"><text:soft-page-break/><text:span text:style-name="T26"><text:tab/><text:tab/><text:tab/></text:span>Titulo do suplemento</text:p>
      <text:p text:style-name="P16"><text:span text:style-name="T26"><text:tab/><text:tab/><text:tab/></text:span>Titulo correlato</text:p>
      <text:p text:style-name="P16"/>
      <text:p text:style-name="P16"><text:tab/><text:tab/>-Opção para adicionar novo título:</text:p>
      <text:p text:style-name="P45"><text:tab/><text:tab/>Ao selecionar essa opção, o sistema deve repetir os mesmos campos acimas, <text:tab/><text:tab/>para que seja cadastrado um novo título, pois pode ser mais de um.</text:p>
      <text:p text:style-name="P45"><text:tab/></text:p>
      <text:p text:style-name="P45"><text:tab/>-Opção “Complemento”: <text:span text:style-name="T25">Campo Editável;</text:span></text:p>
      <text:p text:style-name="P45"/>
      <text:list xml:id="list2114472040" text:continue-numbering="true" text:style-name="L4">
        <text:list-item>
          <text:list>
            <text:list-header>
              <text:p text:style-name="P57">1.6<text:tab/>Coleção, Fundo, Conjunto, Família/Espécie</text:p>
              <text:list text:continue-numbering="true">
                <text:list-header>
                  <text:p text:style-name="P57">-Campo para o nome da coleção à que pertence o item, conforme organização da instituição.</text:p>
                  <text:p text:style-name="P58"/>
                </text:list-header>
              </text:list>
              <text:p text:style-name="P53">1.7<text:tab/>Localização Física Específica</text:p>
              <text:list text:continue-numbering="true">
                <text:list-header>
                  <text:p text:style-name="P53">-Campo Editável para localização física do bem patrimonial no acervo</text:p>
                  <text:p text:style-name="P53"/>
                </text:list-header>
              </text:list>
              <text:p text:style-name="P53">1.8 <text:s/>Coordenadas Geográficas</text:p>
              <text:list text:continue-numbering="true">
                <text:list-header>
                  <text:p text:style-name="P53">-Latitude</text:p>
                  <text:list>
                    <text:list-header>
                      <text:p text:style-name="P53">Campo Editável</text:p>
                    </text:list-header>
                  </text:list>
                  <text:p text:style-name="P53">-Longitude</text:p>
                  <text:list text:continue-numbering="true">
                    <text:list-header>
                      <text:p text:style-name="P53">Campo Editável</text:p>
                    </text:list-header>
                  </text:list>
                </text:list-header>
              </text:list>
              <text:p text:style-name="P53"/>
            </text:list-header>
          </text:list>
        </text:list-item>
        <text:list-item>
          <text:p text:style-name="P53">Autoria</text:p>
        </text:list-item>
      </text:list>
      <text:p text:style-name="P6"/>
      <text:p text:style-name="P46"><text:tab/>Campo em ordem alfabética, auto<text:span text:style-name="T12">-completável,</text:span> com a lista de autores já cadastrados conforme caso de uso de Cadastro de Autoria e <text:span text:style-name="T12">opção para cadastrar novo autor. Ao selecionar cadastrar novo autor, o usuário deve ser levado para o cadastro de autoria, porém, sem perder o cadastro do bem patrimonial.</text:span></text:p>
      <text:p text:style-name="P47"/>
      <text:p text:style-name="P47">-Tipo de Autoria</text:p>
      <text:p text:style-name="P47">Campo em ordem alfabética, auto-completável, com a lista a seguir:</text:p>
      <text:p text:style-name="P4">(pode-se escolher uma ou mais opções) </text:p>
      <text:p text:style-name="P4"><text:tab/><text:tab/>Agência </text:p>
      <text:p text:style-name="P4"><text:tab/><text:tab/>Autor </text:p>
      <text:p text:style-name="P4"><text:tab/><text:tab/>Autor Institucional </text:p>
      <text:p text:style-name="P4"><text:tab/><text:tab/>Co-autor </text:p>
      <text:p text:style-name="P4"><text:tab/><text:tab/>Compilador </text:p>
      <text:p text:style-name="P4"><text:tab/><text:tab/>Coordenador </text:p>
      <text:p text:style-name="P4"><text:tab/><text:tab/>Diretor </text:p>
      <text:p text:style-name="P4"><text:tab/><text:tab/>Editor </text:p>
      <text:p text:style-name="P4"><text:tab/><text:tab/>Entidade produtora </text:p>
      <text:p text:style-name="P4"><text:tab/><text:tab/>Entrevistador </text:p>
      <text:p text:style-name="P4"><text:tab/><text:tab/>Estudio </text:p>
      <text:p text:style-name="P4"><text:tab/><text:tab/>Fabricante </text:p>
      <text:p text:style-name="P4"><text:tab/><text:tab/>Figurinista </text:p>
      <text:p text:style-name="P4"><text:tab/><text:tab/>Fotografo </text:p>
      <text:p text:style-name="P4"><text:tab/><text:tab/>Ilustrador </text:p>
      <text:p text:style-name="P4"><text:tab/><text:tab/>Palestrante </text:p>
      <text:p text:style-name="P4"><text:tab/><text:tab/>Prefaciador </text:p>
      <text:p text:style-name="P4"><text:tab/><text:tab/>Organizador </text:p>
      <text:p text:style-name="P4"><text:tab/><text:tab/>Tradutor </text:p>
      <text:p text:style-name="P48"/>
      <text:list xml:id="list5597121621" text:style-name="L5">
        <text:list-item>
          <text:list>
            <text:list-header>
              <text:p text:style-name="P55"><text:soft-page-break/></text:p>
            </text:list-header>
          </text:list>
        </text:list-item>
      </text:list>
      <text:list xml:id="list572385453" text:continue-list="list2114472040" text:style-name="L4">
        <text:list-item>
          <text:p text:style-name="P53">Produção</text:p>
        </text:list-item>
      </text:list>
      <text:p text:style-name="P6"/>
      <text:p text:style-name="P6"><text:span text:style-name="T3"><text:tab/></text:span><text:span text:style-name="T16">Os itens abaixo devem ser d</text:span><text:span text:style-name="T15">o tipo campo editável, abrindo opção para escrita somente se selecionado.</text:span></text:p>
      <text:p text:style-name="P6"/>
      <text:list xml:id="list17821605691" text:style-name="L6">
        <text:list-item>
          <text:list>
            <text:list-item>
              <text:p text:style-name="P69">Local <text:tab/></text:p>
            </text:list-item>
            <text:list-item>
              <text:p text:style-name="P69">Ano</text:p>
            </text:list-item>
            <text:list-item>
              <text:p text:style-name="P69">Edição e/ou Reimpressão</text:p>
            </text:list-item>
            <text:list-item>
              <text:p text:style-name="P69">Outras Responsabilidades</text:p>
              <text:p text:style-name="P69"/>
            </text:list-item>
          </text:list>
        </text:list-item>
      </text:list>
      <text:list xml:id="list1007187634" text:continue-list="list572385453" text:style-name="L4">
        <text:list-item>
          <text:p text:style-name="P53">Descrição</text:p>
        </text:list-item>
      </text:list>
      <text:p text:style-name="P6"/>
      <text:p text:style-name="P29"><text:tab/>4.1<text:tab/>Características Físicas e Técnicas Executivas</text:p>
      <text:p text:style-name="P33"><text:tab/><text:tab/>Campo editável</text:p>
      <text:p text:style-name="P33"><text:tab/><text:tab/></text:p>
      <text:p text:style-name="P33"><text:tab/><text:tab/>4.1.1 Bens Arquitetonicos</text:p>
      <text:p text:style-name="P33"><text:tab/><text:tab/></text:p>
      <text:p text:style-name="P33"><text:tab/><text:tab/><text:span text:style-name="T29">Condição Topográfica</text:span></text:p>
      <text:p text:style-name="P33"><text:tab/><text:tab/><text:tab/>Lista auto-completável em ordem alfabética com as opções abaixo</text:p>
      <text:p text:style-name="P33"><text:tab/><text:tab/><text:tab/>Acidentada Suave</text:p>
      <text:p text:style-name="P33"><text:tab/><text:tab/><text:tab/>Acidentada Médio</text:p>
      <text:p text:style-name="P33"><text:tab/><text:tab/><text:tab/>Acidentada Abrubta</text:p>
      <text:p text:style-name="P33"><text:tab/><text:tab/><text:tab/>Plano</text:p>
      <text:p text:style-name="P33"><text:tab/><text:tab/></text:p>
      <text:p text:style-name="P33"><text:tab/><text:tab/><text:span text:style-name="T29">Uso</text:span></text:p>
      <text:p text:style-name="P29"><text:tab/><text:tab/><text:tab/>Lista auto-completável em ordem alfabética com as opções abaixo, e com campo editável para especificar, caso a opção seja ''Outras''.</text:p>
      <text:p text:style-name="P29"><text:tab/><text:tab/><text:tab/>Ferroviário</text:p>
      <text:p text:style-name="P29"><text:tab/><text:tab/><text:tab/>Habitacional</text:p>
      <text:p text:style-name="P29"><text:tab/><text:tab/><text:tab/>Produção</text:p>
      <text:p text:style-name="P29"><text:tab/><text:tab/><text:tab/>Religiosa</text:p>
      <text:p text:style-name="P29"><text:tab/><text:tab/><text:tab/>Outras</text:p>
      <text:p text:style-name="P29"/>
      <text:p text:style-name="P29"><text:tab/><text:tab/><text:span text:style-name="T29">Pavimentos</text:span></text:p>
      <text:p text:style-name="P30"><text:tab/><text:tab/><text:tab/>Nº de ambientes</text:p>
      <text:p text:style-name="P30"><text:tab/><text:tab/><text:tab/><text:tab/>Campo editável</text:p>
      <text:p text:style-name="P30"/>
      <text:p text:style-name="P30"><text:tab/><text:tab/><text:tab/>Nº de pavimentos</text:p>
      <text:p text:style-name="P30"><text:tab/><text:tab/><text:tab/><text:tab/>Campo editável</text:p>
      <text:p text:style-name="P30"/>
      <text:p text:style-name="P30"><text:tab/><text:tab/><text:tab/><text:span text:style-name="T29">Alcova</text:span></text:p>
      <text:p text:style-name="P30"><text:tab/><text:tab/><text:tab/><text:tab/>Tipo Checkbox<text:tab/>Sim - <text:s/>Não</text:p>
      <text:p text:style-name="P30"/>
      <text:p text:style-name="P30"><text:tab/><text:tab/><text:tab/><text:span text:style-name="T29">Porão</text:span></text:p>
      <text:p text:style-name="P29"><text:tab/><text:tab/><text:tab/><text:tab/><text:span text:style-name="T27">Tipo Checkbox<text:tab/>Sim - <text:s/>Não</text:span></text:p>
      <text:p text:style-name="P30"/>
      <text:p text:style-name="P29"><text:span text:style-name="T27"><text:tab/><text:tab/><text:tab/></text:span><text:span text:style-name="T29">Sótão</text:span></text:p>
      <text:p text:style-name="P30"><text:tab/><text:tab/><text:tab/><text:tab/>Tipo Checkbox<text:tab/>Sim - <text:s/>Não</text:p>
      <text:p text:style-name="P30"/>
      <text:p text:style-name="P30"><text:tab/><text:tab/><text:tab/>Outros</text:p>
      <text:p text:style-name="P30"><text:tab/><text:tab/><text:tab/><text:tab/>Campo editável</text:p>
      <text:p text:style-name="P29"><text:soft-page-break/><text:tab/><text:tab/><text:tab/></text:p>
      <text:p text:style-name="P33"><text:tab/>4.1.2 <text:tab/>Bens Naturais</text:p>
      <text:p text:style-name="P33"/>
      <text:p text:style-name="P33"><text:tab/><text:tab/><text:span text:style-name="T29">Relevo</text:span></text:p>
      <text:p text:style-name="P33"><text:tab/><text:tab/>Lista auto-completável em ordem alfabética com as opções abaixo</text:p>
      <text:p text:style-name="P33"><text:tab/><text:tab/><text:tab/>Acidentada Suave</text:p>
      <text:p text:style-name="P33"><text:tab/><text:tab/><text:tab/>Acidentada Médio</text:p>
      <text:p text:style-name="P33"><text:tab/><text:tab/><text:tab/>Acidentada Abrubta</text:p>
      <text:p text:style-name="P33"><text:tab/><text:tab/><text:tab/>Plano</text:p>
      <text:p text:style-name="P33"/>
      <text:p text:style-name="P33"><text:tab/><text:tab/><text:span text:style-name="T29">Características do Meio Antrópico</text:span></text:p>
      <text:p text:style-name="P33"><text:tab/><text:tab/><text:tab/><text:span text:style-name="T27">Campo editável</text:span></text:p>
      <text:p text:style-name="P34"/>
      <text:p text:style-name="P33"><text:tab/><text:tab/><text:span text:style-name="T29">Características Ambientais</text:span></text:p>
      <text:p text:style-name="P33"><text:tab/><text:tab/><text:tab/><text:span text:style-name="T27">Campo editável</text:span></text:p>
      <text:p text:style-name="P34"/>
      <text:p text:style-name="P34"/>
      <text:p text:style-name="P34"><text:tab/>4.1.3<text:tab/>Bens Arqueológicos</text:p>
      <text:p text:style-name="P34"/>
      <text:p text:style-name="P33"><text:span text:style-name="T27"><text:tab/><text:tab/></text:span><text:span text:style-name="T29">Condição Topográfica</text:span></text:p>
      <text:p text:style-name="P34"><text:tab/><text:tab/>Lista auto-completável em ordem alfabética com as opções abaixo</text:p>
      <text:p text:style-name="P33"><text:tab/><text:tab/><text:tab/>Acidentada Suave</text:p>
      <text:p text:style-name="P33"><text:tab/><text:tab/><text:tab/>Acidentada Médio</text:p>
      <text:p text:style-name="P33"><text:tab/><text:tab/><text:tab/>Acidentada Abrubta</text:p>
      <text:p text:style-name="P34"><text:tab/><text:tab/><text:tab/>Plano</text:p>
      <text:p text:style-name="P29"/>
      <text:p text:style-name="P29"><text:tab/><text:tab/><text:span text:style-name="T29">Sítio da Paisagem</text:span></text:p>
      <text:p text:style-name="P29"><text:tab/><text:tab/><text:tab/><text:span text:style-name="T27">Campo editável</text:span></text:p>
      <text:p text:style-name="P30"/>
      <text:p text:style-name="P29"><text:tab/><text:tab/><text:span text:style-name="T29">Água Próxima</text:span></text:p>
      <text:p text:style-name="P30"><text:tab/><text:tab/><text:tab/>Campo editável</text:p>
      <text:p text:style-name="P29"/>
      <text:p text:style-name="P29"><text:tab/><text:tab/><text:span text:style-name="T29">Possui Vegetaçao</text:span></text:p>
      <text:p text:style-name="P30"><text:tab/><text:tab/><text:tab/>Campo editável</text:p>
      <text:p text:style-name="P29"/>
      <text:p text:style-name="P29"><text:tab/><text:tab/><text:span text:style-name="T29">Exposição</text:span></text:p>
      <text:p text:style-name="P29"><text:tab/><text:tab/>Lista auto-completável em ordem alfabética com as opções abaixo</text:p>
      <text:p text:style-name="P33"><text:tab/><text:tab/><text:tab/>Céu Aberto</text:p>
      <text:p text:style-name="P33"><text:tab/><text:tab/><text:tab/>Abrigada</text:p>
      <text:p text:style-name="P33"><text:tab/><text:tab/><text:tab/>Submersa</text:p>
      <text:p text:style-name="P29"><text:tab/><text:tab/><text:tab/>Soterrada</text:p>
      <text:p text:style-name="P29"/>
      <text:p text:style-name="P29"><text:tab/><text:tab/><text:span text:style-name="T29">Uso Atual</text:span></text:p>
      <text:p text:style-name="P29"><text:tab/><text:tab/><text:tab/><text:span text:style-name="T27">Campo editável</text:span></text:p>
      <text:p text:style-name="P30"/>
      <text:p text:style-name="P29"><text:tab/><text:tab/><text:span text:style-name="T29">Outros</text:span></text:p>
      <text:p text:style-name="P29"><text:tab/><text:tab/><text:tab/><text:span text:style-name="T27">Campo editável</text:span></text:p>
      <text:p text:style-name="P30"/>
      <text:p text:style-name="P29"><text:span text:style-name="T27"><text:tab/><text:tab/></text:span><text:span text:style-name="T29">Notas</text:span></text:p>
      <text:p text:style-name="P30"><text:tab/><text:tab/><text:tab/>Campo editável</text:p>
      <text:p text:style-name="P30"/>
      <text:p text:style-name="P34"><text:s text:c="4"/></text:p>
      <text:p text:style-name="P29"><text:soft-page-break/><text:s text:c="5"/>4.2 <text:s text:c="2"/>Dimensões e Quantificações</text:p>
      <text:p text:style-name="P29"><text:tab/>Campo editável</text:p>
      <text:p text:style-name="P29"/>
      <text:list xml:id="list13231045101" text:style-name="L7">
        <text:list-item>
          <text:list>
            <text:list-item>
              <text:list>
                <text:list-header>
                  <text:p text:style-name="P70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0"><text:span text:style-name="T7"><text:s/><text:tab/></text:span><text:span text:style-name="T19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1"><text:tab/><text:tab/></text:p>
      <text:p text:style-name="P31"><text:tab/><text:tab/>Área Total</text:p>
      <text:p text:style-name="P31"><text:tab/><text:tab/>Altura fachada frontal</text:p>
      <text:p text:style-name="P31"><text:tab/><text:tab/>Altura fachada posterior</text:p>
      <text:p text:style-name="P31"><text:tab/><text:tab/>Largura</text:p>
      <text:p text:style-name="P31"><text:tab/><text:tab/>Profundidade</text:p>
      <text:p text:style-name="P31"><text:tab/><text:tab/>Altura da Cumeeira</text:p>
      <text:p text:style-name="P31"><text:tab/><text:tab/>Altura Total</text:p>
      <text:p text:style-name="P31"><text:tab/><text:tab/>Pé direito térreo</text:p>
      <text:p text:style-name="P31"><text:tab/><text:tab/>Pé direito tipo</text:p>
      <text:p text:style-name="P31"/>
      <text:p text:style-name="P31"><text:tab/><text:span text:style-name="T30"> 4.2.2 Medidas Gerais do Bem Arqueológico</text:span></text:p>
      <text:p text:style-name="P31"><text:span text:style-name="T30"><text:tab/><text:tab/>T</text:span><text:span text:style-name="T30">ipo campo editável, abrindo opção para escrita somente se selecionado.</text:span></text:p>
      <text:p text:style-name="P32"><text:tab/><text:tab/></text:p>
      <text:p text:style-name="P32"><text:tab/><text:tab/>Área Total</text:p>
      <text:p text:style-name="P32"><text:tab/><text:tab/>Comprimento</text:p>
      <text:p text:style-name="P32"><text:tab/><text:tab/>Altura</text:p>
      <text:p text:style-name="P32"><text:tab/><text:tab/>Largura</text:p>
      <text:p text:style-name="P32"><text:tab/><text:tab/>Profundidade</text:p>
      <text:p text:style-name="P32"/>
      <text:p text:style-name="P32"><text:s text:c="4"/><text:tab/> <text:s/>4.3 <text:s/>Conteúdo</text:p>
      <text:p text:style-name="P32"><text:tab/><text:tab/>Campo editável</text:p>
      <text:p text:style-name="P32"/>
      <text:p text:style-name="P32"><text:s text:c="6"/><text:tab/> <text:s/>4.4 Meio de Acesso</text:p>
      <text:p text:style-name="P32"><text:tab/><text:tab/>Campo editável</text:p>
      <text:p text:style-name="P31"><text:tab/></text:p>
      <text:p text:style-name="P31"/>
      <text:p text:style-name="P35"><text:s/><text:tab/>5. AudioVisual</text:p>
      <text:p text:style-name="P35"/>
      <text:p text:style-name="P35"><text:tab/>Campo para buscar uma imagem ou um vídeo para fazer upload</text:p>
      <text:p text:style-name="P36"><text:tab/>Deve ter opção ''Adicionar nova imagem/vídeo'', no caso em que se queira adicionar mais de uma <text:tab/>imagem.</text:p>
      <text:p text:style-name="P36"/>
      <text:p text:style-name="P36"/>
      <text:p text:style-name="P36">Título</text:p>
      <text:p text:style-name="P36"><text:tab/><text:tab/>Campo editável</text:p>
      <text:p text:style-name="P36"/>
      <text:p text:style-name="P36">Tipo</text:p>
      <text:p text:style-name="P36"><text:tab/><text:tab/>Lista auto-completável em ordem alfabética com as opções abaixo</text:p>
      <text:p text:style-name="P36"><text:tab/><text:tab/>Imagem</text:p>
      <text:p text:style-name="P36"><text:tab/><text:tab/>Som</text:p>
      <text:p text:style-name="P36"><text:tab/><text:tab/>Vídeo</text:p>
      <text:p text:style-name="P36"/>
      <text:p text:style-name="P36">Descrição</text:p>
      <text:p text:style-name="P37"><text:span text:style-name="T27"><text:tab/><text:tab/>Campo editável</text:span> <text:s text:c="2"/></text:p>
      <text:p text:style-name="P49"/>
      <text:p text:style-name="P49"/>
      <text:list xml:id="list1727429917" text:style-name="L8">
        <text:list-item>
          <text:list>
            <text:list-header>
              <text:p text:style-name="P71"><text:soft-page-break/>6. Diagnóstico e Intervenção</text:p>
            </text:list-header>
          </text:list>
        </text:list-item>
      </text:list>
      <text:p text:style-name="P38"/>
      <text:p text:style-name="P38"><text:tab/><text:tab/>6.1 Estado de Conservação e Preservação</text:p>
      <text:p text:style-name="P38"><text:tab/><text:tab/><text:tab/><text:tab/>Campo Editável</text:p>
      <text:p text:style-name="P38"><text:tab/><text:tab/></text:p>
      <text:p text:style-name="P38"><text:tab/><text:tab/><text:tab/><text:span text:style-name="T29">Estado de Preservação</text:span></text:p>
      <text:p text:style-name="P38"><text:tab/><text:tab/><text:tab/><text:tab/><text:span text:style-name="T27">Lista auto-completável em ordem alfabética com as opções abaixo</text:span></text:p>
      <text:p text:style-name="P38"><text:tab/><text:tab/><text:tab/><text:tab/>íntegro</text:p>
      <text:p text:style-name="P38"><text:tab/><text:tab/><text:tab/><text:tab/>pouco alterado</text:p>
      <text:p text:style-name="P38"><text:tab/><text:tab/><text:tab/><text:tab/>muito alterado</text:p>
      <text:p text:style-name="P38"><text:tab/><text:tab/><text:tab/><text:tab/>descaracterizado</text:p>
      <text:p text:style-name="P38"/>
      <text:p text:style-name="P38"><text:tab/><text:tab/><text:tab/><text:span text:style-name="T29">Estado de Conservação</text:span></text:p>
      <text:p text:style-name="P38"><text:tab/><text:tab/><text:tab/><text:tab/><text:span text:style-name="T27">Lista auto-completável em ordem alfabética com as opções abaixo</text:span></text:p>
      <text:p text:style-name="P38"><text:tab/><text:tab/><text:tab/><text:tab/>bom</text:p>
      <text:p text:style-name="P38"><text:tab/><text:tab/><text:tab/><text:tab/>precário</text:p>
      <text:p text:style-name="P38"><text:tab/><text:tab/><text:tab/><text:tab/>em arruinamento</text:p>
      <text:p text:style-name="P38"><text:tab/><text:tab/><text:tab/><text:tab/>arruinado</text:p>
      <text:p text:style-name="P38"/>
      <text:p text:style-name="P38"><text:tab/><text:tab/>6.2 Notas Estado de Conservação</text:p>
      <text:p text:style-name="P38"><text:tab/><text:tab/><text:tab/><text:tab/>Campo editável</text:p>
      <text:p text:style-name="P38"/>
      <text:p text:style-name="P38"><text:tab/><text:tab/>6.3 Intervenção no bem</text:p>
      <text:p text:style-name="P38"><text:tab/><text:tab/><text:tab/>Tipo checkbox<text:tab/>Sim – Não</text:p>
      <text:p text:style-name="P38"><text:tab/><text:tab/><text:tab/>Somente se o usuário escolher sim, os campos abaixo devem ser liberados para edição</text:p>
      <text:p text:style-name="P18"/>
      <text:p text:style-name="P18"><text:tab/><text:tab/><text:tab/><text:tab/></text:p>
      <text:list xml:id="list1278519691" text:style-name="L9">
        <text:list-item>
          <text:list>
            <text:list-header>
              <text:p text:style-name="P72"><text:s text:c="5"/><text:tab/>Data da intervenção</text:p>
              <text:list>
                <text:list-item>
                  <text:list>
                    <text:list-header>
                      <text:p text:style-name="P72"><text:s/><text:tab/><text:tab/>Campo editável</text:p>
                      <text:p text:style-name="P72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2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2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39"/>
      <text:p text:style-name="P39"><text:tab/>Descrição</text:p>
      <text:p text:style-name="P39"><text:tab/><text:tab/>Campo editável</text:p>
      <text:p text:style-name="P39"><text:tab/></text:p>
      <text:p text:style-name="P39"><text:tab/>Opção para adicionar outra intervenção, caso haja mais de uma.</text:p>
      <text:p text:style-name="P39"/>
      <text:p text:style-name="P40">7. Condições de disponibilidade, uso e proteção</text:p>
      <text:p text:style-name="P18"/>
      <text:list xml:id="list2087473596" text:style-name="L10">
        <text:list-item>
          <text:list>
            <text:list-header>
              <text:p text:style-name="P74">Disponibilidade:</text:p>
              <text:list>
                <text:list-header>
                  <text:p text:style-name="P59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33"><text:tab/><text:tab/></text:span><text:span text:style-name="T37">Acervo (Estante, Reserva Técnica, etc); </text:span></text:p>
      <text:p text:style-name="P4"><text:span text:style-name="T33"><text:tab/><text:tab/></text:span><text:span text:style-name="T34">Evento (Exposição, Feira, etc); </text:span></text:p>
      <text:p text:style-name="P4"><text:span text:style-name="T33"><text:tab/><text:tab/></text:span><text:span text:style-name="T34">Exposição Permanente </text:span></text:p>
      <text:p text:style-name="P4"><text:span text:style-name="T33"><text:tab/><text:tab/></text:span><text:span text:style-name="T34">Empréstimo </text:span></text:p>
      <text:p text:style-name="P4"><text:span text:style-name="T33"><text:tab/><text:tab/></text:span><text:span text:style-name="T34">Restauro (Encadernação, Pequenos Consertos, etc). </text:span></text:p>
      <text:p text:style-name="P4"><text:span text:style-name="T33"><text:tab/><text:tab/></text:span><text:span text:style-name="T34">Baixa do Patrimônio </text:span></text:p>
      <text:p text:style-name="P4"><text:tab/></text:p>
      <text:p text:style-name="Standard"><text:span text:style-name="T5"><text:tab/> Se opção no campo Disponibilidade for ''Acervo'', liberar essa opção para preenchimento</text:span></text:p>
      <text:p text:style-name="P4"><text:span text:style-name="T34"><text:tab/></text:span><text:span text:style-name="T35">Condições de Acesso: </text:span></text:p>
      <text:p text:style-name="P4"><text:tab/>Tipo Checkbox<text:tab/></text:p>
      <text:p text:style-name="P4"><text:soft-page-break/><text:span text:style-name="T33"><text:tab/><text:tab/></text:span><text:span text:style-name="T34">Livre 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/>
      <text:p text:style-name="P4">Se opção no campo Disponibilidade for diferente de “Acervo” e “Baixa do Patrimônio”, liberar essa opção para preenchimento</text:p>
      <text:p text:style-name="P4">Data de Retorno: </text:p>
      <text:p text:style-name="P4"><text:tab/>Campo editável</text:p>
      <text:p text:style-name="P4"><text:tab/></text:p>
      <text:p text:style-name="P4"><text:span text:style-name="T34"><text:tab/></text:span><text:span text:style-name="T35">Condições de Reprodução: </text:span></text:p>
      <text:p text:style-name="P4"><text:tab/>Tipo Checkbox<text:tab/>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><text:tab/></text:p>
      <text:p text:style-name="P4"><text:tab/>Notas sobre Uso e Aproveitamento</text:p>
      <text:p text:style-name="P4"><text:tab/><text:tab/>Campo editável</text:p>
      <text:p text:style-name="P4"/>
      <text:p text:style-name="P4"><text:span text:style-name="T34"><text:tab/></text:span><text:span text:style-name="T35">Proteção: </text:span></text:p>
      <text:p text:style-name="P4"><text:tab/>Tipo Checkbox<text:tab/></text:p>
      <text:p text:style-name="P4"><text:tab/><text:tab/>Sim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Em Processo</text:span></text:p>
      <text:p text:style-name="P4"/>
      <text:p text:style-name="P4"><text:tab/><text:tab/>Caso a opção seja ''Não'', não mostrar os campos abaixo</text:p>
      <text:p text:style-name="P4"><text:span text:style-name="T34"><text:tab/><text:tab/></text:span><text:span text:style-name="T35">Instituição:</text:span></text:p>
      <text:p text:style-name="P4"><text:tab/><text:tab/><text:tab/>Campo Editável</text:p>
      <text:p text:style-name="P4"><text:tab/></text:p>
      <text:p text:style-name="P4"><text:span text:style-name="T34"><text:tab/><text:tab/></text:span><text:span text:style-name="T35">Legislação/Número do Processo:</text:span></text:p>
      <text:p text:style-name="P4"><text:tab/><text:tab/><text:tab/>Campo Editável</text:p>
      <text:p text:style-name="P4"/>
      <text:list xml:id="list263305979" text:continue-numbering="true" text:style-name="L10">
        <text:list-item>
          <text:list>
            <text:list-header>
              <text:p text:style-name="P75"/>
            </text:list-header>
          </text:list>
        </text:list-item>
      </text:list>
      <text:list xml:id="list321451842" text:continue-list="list1007187634" text:style-name="L4">
        <text:list-header>
          <text:p text:style-name="P60">8. Histórico e Procedência</text:p>
        </text:list-header>
      </text:list>
      <text:p text:style-name="P18"/>
      <text:list xml:id="list585077948" text:style-name="L11">
        <text:list-header>
          <text:p text:style-name="P62">Tipo de Aquisição:</text:p>
          <text:p text:style-name="P63">Lista auto-completável em ordem alfabética com as opções abaixo</text:p>
          <text:list>
            <text:list-header>
              <text:p text:style-name="P63">Compra</text:p>
            </text:list-header>
          </text:list>
        </text:list-header>
      </text:list>
      <text:p text:style-name="P4"><text:tab/><text:tab/>Permuta</text:p>
      <text:p text:style-name="P4"><text:tab/><text:tab/>Doação Institucional</text:p>
      <text:p text:style-name="P4"><text:tab/><text:tab/>Doação Pessoal</text:p>
      <text:p text:style-name="P4"><text:tab/><text:tab/>Comodato</text:p>
      <text:p text:style-name="P43"/>
      <text:p text:style-name="P43"/>
      <text:list xml:id="list70497792" text:continue-numbering="true" text:style-name="L11">
        <text:list-header>
          <text:p text:style-name="P76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7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2"/>
      <text:list xml:id="list182302081" text:continue-numbering="true" text:style-name="L11">
        <text:list-header>
          <text:p text:style-name="P76">Dados do Documento de Aquisição:</text:p>
        </text:list-header>
      </text:list>
      <text:p text:style-name="P42"><text:tab/>Campo editável</text:p>
      <text:p text:style-name="P42"/>
      <text:p text:style-name="P41">Primeiro Proprietário</text:p>
      <text:p text:style-name="P42"><text:tab/>Campo editável</text:p>
      <text:p text:style-name="P42"/>
      <text:p text:style-name="P41">Histórico</text:p>
      <text:p text:style-name="P42"><text:tab/>Campo editável</text:p>
      <text:p text:style-name="P42"><text:soft-page-break/></text:p>
      <text:p text:style-name="P41">Instrimentos de Pesquisa</text:p>
      <text:p text:style-name="P42"><text:tab/>Campo editável</text:p>
      <text:p text:style-name="P44"/>
      <text:list xml:id="list1714918642" text:continue-list="list321451842" text:style-name="L4">
        <text:list-item>
          <text:list>
            <text:list-header>
              <text:p text:style-name="P60"/>
            </text:list-header>
          </text:list>
          <text:p text:style-name="P60">9. Assuntos e Descritores</text:p>
          <text:p text:style-name="P60"/>
          <text:list text:continue-numbering="true">
            <text:list-header>
              <text:p text:style-name="P60">9.1<text:tab/>Descritor</text:p>
              <text:list>
                <text:list-header>
                  <text:p text:style-name="P60">Campo editável com a seguinte Descrição antes de ser preenchido</text:p>
                  <text:p text:style-name="P61"><text:span text:style-name="T25"><text:s/></text:span><text:span text:style-name="T28">Descrição: '' T</text:span><text:span text:style-name="T25">ermos controlados, retirados de um vocabulário pré-definido, que traduzem o conteúdo temático do bem patrimonial. Limite de 5 palavras chave''</text:span></text:p>
                  <text:p text:style-name="P60"/>
                  <text:p text:style-name="P60">Limitar até cinco palavra chave para cada bem patrimonial.</text:p>
                  <text:p text:style-name="P60"/>
                </text:list-header>
              </text:list>
              <text:p text:style-name="P60">9.2<text:tab/>Assunto</text:p>
              <text:list text:continue-numbering="true">
                <text:list-header>
                  <text:p text:style-name="P60">Campo editável com a seguinte Descrição antes de ser preenchido</text:p>
                  <text:p text:style-name="P60"><text:span text:style-name="T27">Descrição:</text:span> palavras-chave que traduzem o conteúdo temático do bem patrimonial </text:p>
                </text:list-header>
              </text:list>
              <text:p text:style-name="P60"/>
            </text:list-header>
          </text:list>
        </text:list-item>
      </text:list>
      <text:p text:style-name="P18"/>
      <text:list xml:id="list2049483116" text:continue-numbering="true" text:style-name="L4">
        <text:list-header>
          <text:p text:style-name="P60">10. Fonte de Informação</text:p>
        </text:list-header>
      </text:list>
      <text:p text:style-name="P18"/>
      <text:p text:style-name="P18"><text:tab/><text:tab/>Campo editável com opção de abrir novos campos para mais de uma fonte.</text:p>
      <text:list xml:id="list1698041780" text:style-name="L12">
        <text:list-item>
          <text:list>
            <text:list-header>
              <text:p text:style-name="P73"/>
            </text:list-header>
          </text:list>
        </text:list-item>
      </text:list>
      <text:list xml:id="list310846292" text:continue-list="list2049483116" text:style-name="L4">
        <text:list-header>
          <text:p text:style-name="P60">11. Responsável pela Pesquisa</text:p>
        </text:list-header>
      </text:list>
      <text:p text:style-name="P18"/>
      <text:p text:style-name="P18"><text:tab/>Os Campos Abaixo são do tipo editáveis, com opção de adiconar mais de um responsável pela <text:tab/>pesquisa</text:p>
      <text:p text:style-name="P43"/>
      <text:list xml:id="list833434699" text:style-name="L13">
        <text:list-item>
          <text:list>
            <text:list-header>
              <text:p text:style-name="P78">12.1<text:tab/>Nome</text:p>
              <text:p text:style-name="P78">12.2<text:tab/>Data</text:p>
              <text:p text:style-name="P78">12.3<text:tab/>Notas do Pesquisador</text:p>
            </text:list-header>
          </text:list>
        </text:list-item>
      </text:list>
      <text:p text:style-name="P43"/>
      <text:p text:style-name="P27"><text:tab/></text:p>
      <text:p text:style-name="P18"/>
      <text:p text:style-name="P18"/>
      <text:p text:style-name="P1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8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86</meta:editing-cycles>
    <meta:editing-duration>PT8H41S</meta:editing-duration>
    <meta:generator>LibreOffice/3.5$Linux_X86_64 LibreOffice_project/350m1$Build-2</meta:generator>
    <dc:date>2012-06-27T04:02:17</dc:date>
    <dc:creator>Thais </dc:creator>
    <meta:document-statistic meta:table-count="2" meta:image-count="1" meta:object-count="0" meta:page-count="10" meta:paragraph-count="350" meta:word-count="1805" meta:character-count="11485" meta:non-whitespace-character-count="10097"/>
  </office:meta>
</office:document-meta>
</file>